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ourier New KOI-8" svg:font-family="'Courier New KOI-8'" style:font-adornments="Regular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ExtraLight" style:font-family-generic="swiss" style:font-pitch="variable"/>
    <style:font-face style:name="FreeSans" svg:font-family="FreeSans" style:font-adornments="Regular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Fallback" style:family="table">
      <style:table-properties style:width="4.8521in" table:align="left"/>
    </style:style>
    <style:style style:name="Fallback.A" style:family="table-column">
      <style:table-column-properties style:column-width="0.8in"/>
    </style:style>
    <style:style style:name="Fallback.C" style:family="table-column">
      <style:table-column-properties style:column-width="3.2521in"/>
    </style:style>
    <style:style style:name="Fallback.A1" style:family="table-cell">
      <style:table-cell-properties fo:background-color="#3deb3d" fo:padding="0.0382in" fo:border="0.0007in solid #000000">
        <style:background-image/>
      </style:table-cell-properties>
    </style:style>
    <style:style style:name="Fallback.A2" style:family="table-cell">
      <style:table-cell-properties fo:padding="0.0382in" fo:border-left="0.0007in solid #000000" fo:border-right="none" fo:border-top="none" fo:border-bottom="0.0007in solid #000000"/>
    </style:style>
    <style:style style:name="Fallback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allback.A7" style:family="table-cell">
      <style:table-cell-properties fo:background-color="#3deb3d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4.8521in" table:align="left"/>
    </style:style>
    <style:style style:name="Table1.A" style:family="table-column">
      <style:table-column-properties style:column-width="0.8in"/>
    </style:style>
    <style:style style:name="Table1.C" style:family="table-column">
      <style:table-column-properties style:column-width="3.2521in"/>
    </style:style>
    <style:style style:name="Table1.A1" style:family="table-cell">
      <style:table-cell-properties fo:background-color="#3deb3d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7" style:family="table-row">
      <style:table-row-properties style:min-row-height="0.1833in"/>
    </style:style>
    <style:style style:name="Label" style:family="table">
      <style:table-properties style:width="1.6in" table:align="left"/>
    </style:style>
    <style:style style:name="Label.A" style:family="table-column">
      <style:table-column-properties style:column-width="0.4in"/>
    </style:style>
    <style:style style:name="Label.B" style:family="table-column">
      <style:table-column-properties style:column-width="1.2in"/>
    </style:style>
    <style:style style:name="Label.A1" style:family="table-cell">
      <style:table-cell-properties fo:background-color="#33cc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Label.B1" style:family="table-cell">
      <style:table-cell-properties fo:background-color="#33cc66" fo:padding="0.0382in" fo:border="0.0007in solid #000000">
        <style:background-image/>
      </style:table-cell-properties>
    </style:style>
    <style:style style:name="Table2" style:family="table">
      <style:table-properties style:width="1.6in" table:align="left" fo:keep-with-next="always"/>
    </style:style>
    <style:style style:name="Table2.A" style:family="table-column">
      <style:table-column-properties style:column-width="0.2in"/>
    </style:style>
    <style:style style:name="Table2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H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Table2.A2" style:family="table-cell">
      <style:table-cell-properties style:vertical-align="middle" fo:background-color="#e6e64c" fo:padding="0.0382in" fo:border-left="0.0007in solid #000000" fo:border-right="none" fo:border-top="none" fo:border-bottom="0.0007in solid #000000">
        <style:background-image/>
      </style:table-cell-properties>
    </style:style>
    <style:style style:name="Table2.E2" style:family="table-cell">
      <style:table-cell-properties style:vertical-align="middle" fo:background-color="#00dcff" fo:padding="0.0382in" fo:border-left="0.0007in solid #000000" fo:border-right="none" fo:border-top="none" fo:border-bottom="0.0007in solid #000000">
        <style:background-image/>
      </style:table-cell-properties>
    </style:style>
    <style:style style:name="Table2.H2" style:family="table-cell">
      <style:table-cell-properties style:vertical-align="middle" fo:background-color="#00d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USER" style:family="table">
      <style:table-properties style:width="1.6in" table:align="left" fo:keep-with-next="always"/>
    </style:style>
    <style:style style:name="USER.A" style:family="table-column">
      <style:table-column-properties style:column-width="0.2in"/>
    </style:style>
    <style:style style:name="USER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USER.H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USER.A2" style:family="table-cell">
      <style:table-cell-properties fo:background-color="#ff420e" fo:padding="0.0382in" fo:border-left="0.0007in solid #000000" fo:border-right="none" fo:border-top="none" fo:border-bottom="0.0007in solid #000000">
        <style:background-image/>
      </style:table-cell-properties>
    </style:style>
    <style:style style:name="USER.B2" style:family="table-cell">
      <style:table-cell-properties fo:background-color="#ffdd00" fo:padding="0.0382in" fo:border-left="0.0007in solid #000000" fo:border-right="none" fo:border-top="none" fo:border-bottom="0.0007in solid #000000">
        <style:background-image/>
      </style:table-cell-properties>
    </style:style>
    <style:style style:name="USER.C2" style:family="table-cell">
      <style:table-cell-properties fo:background-color="#00cccc" fo:padding="0.0382in" fo:border-left="0.0007in solid #000000" fo:border-right="none" fo:border-top="none" fo:border-bottom="0.0007in solid #000000">
        <style:background-image/>
      </style:table-cell-properties>
    </style:style>
    <style:style style:name="USER.E2" style:family="table-cell">
      <style:table-cell-properties fo:background-color="#bddd8d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Legen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Code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ERVERSIDE</text:span> (port 0x2708)</text:p>
      <text:p text:style-name="Standard"/>
      <table:table table:name="Fallback" table:style-name="Fallback">
        <table:table-column table:style-name="Fallback.A" table:number-columns-repeated="2"/>
        <table:table-column table:style-name="Fallback.C"/>
        <table:table-row>
          <table:table-cell table:style-name="Fallback.A1" table:number-columns-spanned="3" office:value-type="string">
            <text:p text:style-name="Standard">Fallback</text:p>
          </table:table-cell>
          <table:covered-table-cell/>
          <table:covered-table-cell/>
        </table:table-row>
        <table:table-row>
          <table:table-cell table:style-name="Fallback.A2" office:value-type="string">
            <text:p text:style-name="Table_20_Heading">OPCODE</text:p>
          </table:table-cell>
          <table:table-cell table:style-name="Fallback.A2" office:value-type="string">
            <text:p text:style-name="Table_20_Heading">NAME</text:p>
          </table:table-cell>
          <table:table-cell table:style-name="Fallback.C2" office:value-type="string">
            <text:p text:style-name="Table_20_Heading">ARGS</text:p>
          </table:table-cell>
        </table:table-row>
        <table:table-row>
          <table:table-cell table:style-name="Fallback.A2" office:value-type="string">
            <text:p text:style-name="P1">00</text:p>
          </table:table-cell>
          <table:table-cell table:style-name="Fallback.A2" office:value-type="string">
            <text:p text:style-name="P1">no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1</text:p>
          </table:table-cell>
          <table:table-cell table:style-name="Fallback.A2" office:value-type="string">
            <text:p text:style-name="P1">no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2</text:p>
          </table:table-cell>
          <table:table-cell table:style-name="Fallback.A2" office:value-type="string">
            <text:p text:style-name="P1">hi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3</text:p>
          </table:table-cell>
          <table:table-cell table:style-name="Fallback.A2" office:value-type="string">
            <text:p text:style-name="P1">login</text:p>
          </table:table-cell>
          <table:table-cell table:style-name="Fallback.C2" office:value-type="string">
            <text:p text:style-name="P1">[nick]</text:p>
          </table:table-cell>
        </table:table-row>
        <table:table-row>
          <table:table-cell table:style-name="Fallback.A7" table:number-columns-spanned="3" office:value-type="string">
            <text:p text:style-name="Salutation">Player</text:p>
          </table:table-cell>
          <table:covered-table-cell/>
          <table:covered-table-cell/>
        </table:table-row>
        <table:table-row>
          <table:table-cell table:style-name="Fallback.A2" office:value-type="string">
            <text:p text:style-name="P1">00</text:p>
          </table:table-cell>
          <table:table-cell table:style-name="Fallback.A2" office:value-type="string">
            <text:p text:style-name="P1">no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1</text:p>
          </table:table-cell>
          <table:table-cell table:style-name="Fallback.A2" office:value-type="string">
            <text:p text:style-name="P1">ping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2</text:p>
          </table:table-cell>
          <table:table-cell table:style-name="Fallback.A2" office:value-type="string">
            <text:p text:style-name="P1">no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3</text:p>
          </table:table-cell>
          <table:table-cell table:style-name="Fallback.A2" office:value-type="string">
            <text:p text:style-name="P1">no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4</text:p>
          </table:table-cell>
          <table:table-cell table:style-name="Fallback.A2" office:value-type="string">
            <text:p text:style-name="P1">logout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5</text:p>
          </table:table-cell>
          <table:table-cell table:style-name="Fallback.A2" office:value-type="string">
            <text:p text:style-name="P1">message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20</text:p>
          </table:table-cell>
          <table:table-cell table:style-name="Fallback.A2" office:value-type="string">
            <text:p text:style-name="P1">pre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21</text:p>
          </table:table-cell>
          <table:table-cell table:style-name="Fallback.A2" office:value-type="string">
            <text:p text:style-name="P1">ready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24</text:p>
          </table:table-cell>
          <table:table-cell table:style-name="Fallback.A2" office:value-type="string">
            <text:p text:style-name="P1">srt</text:p>
          </table:table-cell>
          <table:table-cell table:style-name="Fallback.C2" office:value-type="string">
            <text:p text:style-name="P1"/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CLIENTSIDE</text:span> (port 0x2709)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columns-spanned="3" office:value-type="string">
            <text:p text:style-name="Standard">Cortex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20_Heading">OPCODE</text:p>
          </table:table-cell>
          <table:table-cell table:style-name="Table1.A2" office:value-type="string">
            <text:p text:style-name="Table_20_Heading">NAME</text:p>
          </table:table-cell>
          <table:table-cell table:style-name="Table1.C2" office:value-type="string">
            <text:p text:style-name="Table_20_Heading">ARGS</text:p>
          </table:table-cell>
        </table:table-row>
        <table:table-row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nop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pong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hi</text:p>
          </table:table-cell>
          <table:table-cell table:style-name="Table1.C2" office:value-type="string">
            <text:p text:style-name="P1">vmaj vmin umax unow [servername]</text:p>
            <text:p text:style-name="P1"/>
            <text:p text:style-name="P3">vmaj – major version no.</text:p>
            <text:p text:style-name="P3">vmin – minor version no.</text:p>
            <text:p text:style-name="P3">umax – no. max users allowed</text:p>
            <text:p text:style-name="P3">unow – no. users connected atm</text:p>
          </table:table-cell>
        </table:table-row>
        <table:table-row>
          <table:table-cell table:style-name="Table1.A2" office:value-type="string">
            <text:p text:style-name="P1">03</text:p>
          </table:table-cell>
          <table:table-cell table:style-name="Table1.A2" office:value-type="string">
            <text:p text:style-name="P1">login</text:p>
          </table:table-cell>
          <table:table-cell table:style-name="Table1.C2" office:value-type="string">
            <text:p text:style-name="P1">f p [nick]</text:p>
            <text:p text:style-name="P1"/>
            <text:p text:style-name="P3">f – flags, contains info such as session- and player id for an user, uniquely assigned to each connection (see the <text:span text:style-name="T1">structs</text:span> section below)</text:p>
            <text:p text:style-name="P3">p – permissions</text:p>
          </table:table-cell>
        </table:table-row>
        <table:table-row table:style-name="Table1.7">
          <table:table-cell table:style-name="Table1.A2" office:value-type="string">
            <text:p text:style-name="P1">04</text:p>
          </table:table-cell>
          <table:table-cell table:style-name="Table1.A2" office:value-type="string">
            <text:p text:style-name="P1">motd</text:p>
          </table:table-cell>
          <table:table-cell table:style-name="Table1.C2" office:value-type="string">
            <text:p text:style-name="P1">[text]</text:p>
          </table:table-cell>
        </table:table-row>
        <table:table-row table:style-name="Table1.7">
          <table:table-cell table:style-name="Table1.A2" office:value-type="string">
            <text:p text:style-name="P1">07</text:p>
          </table:table-cell>
          <table:table-cell table:style-name="Table1.A2" office:value-type="string">
            <text:p text:style-name="P1">names</text:p>
          </table:table-cell>
          <table:table-cell table:style-name="Table1.C2" office:value-type="string">
            <text:p text:style-name="P1">[names]</text:p>
            <text:p text:style-name="P1"/>
            <text:p text:style-name="P3">list of <text:s/>contiguous <text:span text:style-name="T2">f p [nick]</text:span><text:span text:style-name="T2"> arrays, ended with an EOLIST char.</text:span></text:p>
          </table:table-cell>
        </table:table-row>
        <table:table-row table:style-name="Table1.7"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joined</text:p>
          </table:table-cell>
          <table:table-cell table:style-name="Table1.C2" office:value-type="string">
            <text:p text:style-name="P1">f p [nick]</text:p>
          </table:table-cell>
        </table:table-row>
        <table:table-row table:style-name="Table1.7"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left</text:p>
          </table:table-cell>
          <table:table-cell table:style-name="Table1.C2" office:value-type="string">
            <text:p text:style-name="P1">f [message]</text:p>
          </table:table-cell>
        </table:table-row>
        <table:table-row table:style-name="Table1.7"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mode</text:p>
          </table:table-cell>
          <table:table-cell table:style-name="Table1.C2" office:value-type="string">
            <text:p text:style-name="P1"/>
          </table:table-cell>
        </table:table-row>
        <table:table-row table:style-name="Table1.7"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notify</text:p>
          </table:table-cell>
          <table:table-cell table:style-name="Table1.C2" office:value-type="string">
            <text:p text:style-name="P1">f [message]</text:p>
          </table:table-cell>
        </table:table-row>
        <table:table-row table:style-name="Table1.7"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load</text:p>
          </table:table-cell>
          <table:table-cell table:style-name="Table1.C2" office:value-type="string">
            <text:p text:style-name="P1">map</text:p>
          </table:table-cell>
        </table:table-row>
        <table:table-row table:style-name="Table1.7">
          <table:table-cell table:style-name="Table1.A2" office:value-type="string">
            <text:p text:style-name="P1">22</text:p>
          </table:table-cell>
          <table:table-cell table:style-name="Table1.A2" office:value-type="string">
            <text:p text:style-name="P1">list</text:p>
          </table:table-cell>
          <table:table-cell table:style-name="Table1.C2" office:value-type="string">
            <text:p text:style-name="P1">[objects]</text:p>
          </table:table-cell>
        </table:table-row>
        <table:table-row table:style-name="Table1.7">
          <table:table-cell table:style-name="Table1.A2" office:value-type="string">
            <text:p text:style-name="P1">23</text:p>
          </table:table-cell>
          <table:table-cell table:style-name="Table1.A2" office:value-type="string">
            <text:p text:style-name="P1">sync</text:p>
          </table:table-cell>
          <table:table-cell table:style-name="Table1.C2" office:value-type="string">
            <text:p text:style-name="P1"/>
          </table:table-cell>
        </table:table-row>
        <table:table-row table:style-name="Table1.7">
          <table:table-cell table:style-name="Table1.A2" office:value-type="string">
            <text:p text:style-name="P1">2e</text:p>
          </table:table-cell>
          <table:table-cell table:style-name="Table1.A2" office:value-type="string">
            <text:p text:style-name="P1">over</text:p>
          </table:table-cell>
          <table:table-cell table:style-name="Table1.C2" office:value-type="string">
            <text:p text:style-name="P1"/>
          </table:table-cell>
        </table:table-row>
        <table:table-row table:style-name="Table1.7">
          <table:table-cell table:style-name="Table1.A2" office:value-type="string">
            <text:p text:style-name="P1">F0</text:p>
          </table:table-cell>
          <table:table-cell table:style-name="Table1.A2" office:value-type="string">
            <text:p text:style-name="P1">kill</text:p>
          </table:table-cell>
          <table:table-cell table:style-name="Table1.C2" office:value-type="string">
            <text:p text:style-name="P1">n</text:p>
          </table:table-cell>
        </table:table-row>
      </table:table>
      <text:p text:style-name="Standard"/>
      <text:p text:style-name="P5">LABEL []</text:p>
      <table:table table:name="Label" table:style-name="Label">
        <table:table-column table:style-name="Label.A"/>
        <table:table-column table:style-name="Label.B"/>
        <table:table-row>
          <table:table-cell table:style-name="Label.A1" office:value-type="string">
            <text:p text:style-name="P1">cnt</text:p>
          </table:table-cell>
          <table:table-cell table:style-name="Label.B1" office:value-type="string">
            <text:p text:style-name="P1">text</text:p>
          </table:table-cell>
        </table:table-row>
      </table:table>
      <text:p text:style-name="P4"/>
      <text:p text:style-name="P4"/>
      <text:p text:style-name="P4">PERM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1</text:p>
          </table:table-cell>
          <table:table-cell table:style-name="Table2.H1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@</text:p>
          </table:table-cell>
          <table:table-cell table:style-name="Table2.E2" office:value-type="string">
            <text:p text:style-name="P2"/>
          </table:table-cell>
          <table:table-cell table:style-name="Table2.E2" office:value-type="string">
            <text:p text:style-name="P2">+</text:p>
          </table:table-cell>
          <table:table-cell table:style-name="Table2.H2" office:value-type="string">
            <text:p text:style-name="P2">u</text:p>
          </table:table-cell>
        </table:table-row>
      </table:table>
      <text:p text:style-name="P4"/>
      <text:p text:style-name="P4">u – user (can play or watch the game)</text:p>
      <text:p text:style-name="P4">+ – voice (can speak in chat)</text:p>
      <text:p text:style-name="P4">@ – op (can control the game)</text:p>
      <text:p text:style-name="P4"/>
      <text:p text:style-name="P4"/>
      <text:p text:style-name="P4">FLAGS</text:p>
      <table:table table:name="USER" table:style-name="USER">
        <table:table-column table:style-name="USER.A" table:number-columns-repeated="8"/>
        <table:table-row>
          <table:table-cell table:style-name="USER.A1" office:value-type="string">
            <text:p text:style-name="P2">7</text:p>
          </table:table-cell>
          <table:table-cell table:style-name="USER.A1" office:value-type="string">
            <text:p text:style-name="P2">6</text:p>
          </table:table-cell>
          <table:table-cell table:style-name="USER.A1" office:value-type="string">
            <text:p text:style-name="P2">5</text:p>
          </table:table-cell>
          <table:table-cell table:style-name="USER.A1" office:value-type="string">
            <text:p text:style-name="P2">4</text:p>
          </table:table-cell>
          <table:table-cell table:style-name="USER.A1" office:value-type="string">
            <text:p text:style-name="P2">3</text:p>
          </table:table-cell>
          <table:table-cell table:style-name="USER.A1" office:value-type="string">
            <text:p text:style-name="P2">2</text:p>
          </table:table-cell>
          <table:table-cell table:style-name="USER.A1" office:value-type="string">
            <text:p text:style-name="P2">1</text:p>
          </table:table-cell>
          <table:table-cell table:style-name="USER.H1" office:value-type="string">
            <text:p text:style-name="P2">0</text:p>
          </table:table-cell>
        </table:table-row>
        <table:table-row>
          <table:table-cell table:style-name="USER.A2" office:value-type="string">
            <text:p text:style-name="P2">s</text:p>
          </table:table-cell>
          <table:table-cell table:style-name="USER.B2" office:value-type="string">
            <text:p text:style-name="P2">1</text:p>
          </table:table-cell>
          <table:table-cell table:style-name="USER.C2" table:number-columns-spanned="2" office:value-type="string">
            <text:p text:style-name="P2">gid</text:p>
          </table:table-cell>
          <table:covered-table-cell/>
          <table:table-cell table:style-name="USER.E2" table:number-columns-spanned="4" office:value-type="string">
            <text:p text:style-name="P2">sid</text:p>
          </table:table-cell>
          <table:covered-table-cell/>
          <table:covered-table-cell/>
          <table:covered-table-cell/>
        </table:table-row>
      </table:table>
      <text:p text:style-name="Standard"/>
      <text:p text:style-name="P4">s – self [cortex only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ourier New KOI-8" svg:font-family="'Courier New KOI-8'" style:font-adornments="Regular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ExtraLight" style:font-family-generic="swiss" style:font-pitch="variable"/>
    <style:font-face style:name="FreeSans" svg:font-family="FreeSans" style:font-adornments="Regular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" style:family="paragraph" style:paren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ourier New KOI-8" fo:font-size="8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" fo:font-size="7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egend" style:family="paragraph" style:parent-style-name="Standard" style:class="text">
      <style:text-properties fo:font-size="6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3T19:33:01</meta:creation-date>
    <meta:generator>LibreOffice/3.3$Linux LibreOffice_project/330m19$Build-8</meta:generator>
    <dc:date>2011-06-19T19:17:19</dc:date>
    <meta:editing-duration>P6DT4H7M40S</meta:editing-duration>
    <meta:editing-cycles>64</meta:editing-cycles>
    <meta:document-statistic meta:table-count="5" meta:image-count="0" meta:object-count="0" meta:page-count="2" meta:paragraph-count="117" meta:word-count="210" meta:character-count="863"/>
  </office:meta>
</office:document-meta>
</file>